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Expression.qualify( String implicit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Expression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Expression.is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Expression.sea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sedExpression.addTerm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dExpression.update( Object value , NetUIVariableResolver v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dExpression.contains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Expression.getTerm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dExpression.evaluate( NetUIVariableResolver v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sed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Expression.getToke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Expression.changeContext( String oldContext , String newContext , Objec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dExpression.getAtomicExpression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